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80159"/>
    </style:style>
    <style:style style:name="P6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148c7a" officeooo:paragraph-rsid="002cd1f7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148c7a" officeooo:paragraph-rsid="002cd1f7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2cd1f7" style:font-size-asian="12pt" style:font-size-complex="12pt"/>
    </style:style>
    <style:style style:name="P19" style:family="paragraph" style:parent-style-name="Standard" style:list-style-name="L9">
      <style:text-properties style:font-name="DejaVu Sans Condensed" fo:font-size="12pt" officeooo:paragraph-rsid="002cd1f7" style:font-size-asian="12pt" style:font-size-complex="12pt"/>
    </style:style>
    <style:style style:name="P20" style:family="paragraph" style:parent-style-name="Standard" style:list-style-name="L10">
      <style:text-properties style:font-name="DejaVu Sans Condensed" fo:font-size="12pt" officeooo:paragraph-rsid="002cd1f7" style:font-size-asian="12pt" style:font-size-complex="12pt"/>
    </style:style>
    <style:style style:name="P21" style:family="paragraph" style:parent-style-name="Standard">
      <style:text-properties style:font-name="DejaVu Sans Condensed" fo:font-size="12pt" officeooo:rsid="00280f14" officeooo:paragraph-rsid="00280f14" style:font-size-asian="12pt" style:font-size-complex="12pt"/>
    </style:style>
    <style:style style:name="P22" style:family="paragraph" style:parent-style-name="Standard" style:list-style-name="L1">
      <style:text-properties style:font-name="DejaVu Sans Condensed" fo:font-size="12pt" officeooo:rsid="002cd1f7" officeooo:paragraph-rsid="002cd1f7" style:font-size-asian="12pt" style:font-size-complex="12pt"/>
    </style:style>
    <style:style style:name="P23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c24d5"/>
    </style:style>
    <style:style style:name="T6" style:family="text">
      <style:text-properties officeooo:rsid="001d1918"/>
    </style:style>
    <style:style style:name="T7" style:family="text">
      <style:text-properties style:font-name="DejaVu Sans Condensed" fo:font-size="12pt" officeooo:rsid="001d1918" style:font-size-asian="12pt" style:font-size-complex="12pt"/>
    </style:style>
    <style:style style:name="T8" style:family="text">
      <style:text-properties style:font-name="DejaVu Sans Condensed" fo:font-size="12pt" officeooo:rsid="0019c0cd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216278"/>
    </style:style>
    <style:style style:name="T16" style:family="text">
      <style:text-properties officeooo:rsid="00221931"/>
    </style:style>
    <style:style style:name="T17" style:family="text">
      <style:text-properties officeooo:rsid="0035db3e"/>
    </style:style>
    <style:style style:name="T18" style:family="text">
      <style:text-properties officeooo:rsid="002cd1f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17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B1" office:value-type="string">
            <text:p text:style-name="P4">3xx - Flight</text:p>
          </table:table-cell>
          <table:table-cell table:style-name="Table1.B1" office:value-type="string">
            <text:p text:style-name="P4">4xx - A2A</text:p>
          </table:table-cell>
          <table:table-cell table:style-name="Table1.B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2">U=Up, D=Down, F=Forward, B=Backward, L=Left, R=Right, P=Press, S-*=Shift-<text:span text:style-name="T5">*</text:span>, L-*=Long-<text:span text:style-name="T5">*</text:span></text:p>
      <text:p text:style-name="P1"/>
      <text:p text:style-name="P1">Mode selector</text:p>
      <text:list xml:id="list1390110379" text:style-name="L1">
        <text:list-item>
          <text:p text:style-name="P22">1: --</text:p>
        </text:list-item>
        <text:list-item>
          <text:p text:style-name="P22">2: --</text:p>
        </text:list-item>
        <text:list-item>
          <text:p text:style-name="P22">3: --</text:p>
        </text:list-item>
        <text:list-item>
          <text:p text:style-name="P22">4: --</text:p>
        </text:list-item>
        <text:list-item>
          <text:p text:style-name="P22">5: --</text:p>
        </text:list-item>
      </text:list>
      <text:p text:style-name="P1">Flaps lever</text:p>
      <text:list text:style-name="L2">
        <text:list-item>
          <text:p text:style-name="P6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7"><text:span text:style-name="T2">F: </text:span><text:span text:style-name="T18">--</text:span></text:p>
        </text:list-item>
      </text:list>
      <text:p text:style-name="P1">T2 switch</text:p>
      <text:list text:style-name="L4">
        <text:list-item>
          <text:p text:style-name="P8"><text:span text:style-name="T2">F: </text:span><text:span text:style-name="T18">--</text:span></text:p>
        </text:list-item>
      </text:list>
      <text:p text:style-name="P1">T3 switch</text:p>
      <text:list text:style-name="L5">
        <text:list-item>
          <text:p text:style-name="P9">F: <text:span text:style-name="T18">--</text:span></text:p>
        </text:list-item>
      </text:list>
      <text:p text:style-name="P1">T4 switch</text:p>
      <text:list text:style-name="L6">
        <text:list-item>
          <text:p text:style-name="P10">F: <text:span text:style-name="T18">--</text:span></text:p>
        </text:list-item>
      </text:list>
      <text:p text:style-name="P1">Lighted Buttons -- Master Modes, Master Arm, carrier calls</text:p>
      <text:list text:style-name="L7">
        <text:list-item>
          <text:p text:style-name="P15"><text:span text:style-name="T1">B1</text:span><text:span text:style-name="T2">: </text:span><text:span text:style-name="T18">--</text:span><text:span text:style-name="T2"><text:tab/></text:span><text:span text:style-name="T18"><text:tab/><text:tab/><text:tab/></text:span><text:span text:style-name="T1">B2: </text:span><text:span text:style-name="T18">--<text:tab/><text:tab/><text:tab/></text:span><text:span text:style-name="T1"><text:tab/><text:tab/>B3: </text:span><text:span text:style-name="T18">--</text:span></text:p>
        </text:list-item>
      </text:list>
      <text:list text:style-name="L8">
        <text:list-item>
          <text:p text:style-name="P11">B4: <text:span text:style-name="T18">--<text:tab/><text:tab/></text:span><text:tab/><text:span text:style-name="T18"><text:tab/></text:span>B5: <text:span text:style-name="T18">--<text:tab/><text:tab/><text:tab/><text:tab/></text:span><text:tab/>B6: <text:span text:style-name="T18">--</text:span></text:p>
        </text:list-item>
      </text:list>
      <text:p text:style-name="P1">T5 switch -- <text:span text:style-name="T15">Landing </text:span>Gear</text:p>
      <text:list xml:id="list385617021" text:style-name="L9">
        <text:list-item>
          <text:p text:style-name="P16">U<text:span text:style-name="T18">: Gear up</text:span></text:p>
        </text:list-item>
        <text:list-item>
          <text:p text:style-name="P19"><text:span text:style-name="T2">D: </text:span><text:span text:style-name="T18">Gear down</text:span></text:p>
        </text:list-item>
      </text:list>
      <text:p text:style-name="P1">T6 switch -- Flaps</text:p>
      <text:list xml:id="list3389343090" text:style-name="L10">
        <text:list-item>
          <text:p text:style-name="P17">U<text:span text:style-name="T18">: Flaps up</text:span></text:p>
        </text:list-item>
        <text:list-item>
          <text:p text:style-name="P20"><text:span text:style-name="T2">D: Flaps </text:span><text:span text:style-name="T18">down</text:span></text:p>
        </text:list-item>
      </text:list>
      <text:p text:style-name="P1">T7 switch -- Canopy</text:p>
      <text:list xml:id="list2305492684" text:style-name="L11">
        <text:list-item>
          <text:p text:style-name="P18">U<text:span text:style-name="T18">: Canopy up</text:span></text:p>
        </text:list-item>
        <text:list-item>
          <text:p text:style-name="P18">D: Canopy down</text:p>
        </text:list-item>
      </text:list>
      <text:p text:style-name="P1">E1 dial -- <text:span text:style-name="T1">Kneeboard</text:span></text:p>
      <text:list text:style-name="L12">
        <text:list-item>
          <text:p text:style-name="P12">P: Kneeboard toggle</text:p>
        </text:list-item>
        <text:list-item>
          <text:p text:style-name="P23"><text:span text:style-name="T7">L/R</text:span><text:span text:style-name="T8">: Flip pages</text:span></text:p>
        </text:list-item>
      </text:list>
      <text:list text:style-name="L13">
        <text:list-item>
          <text:p text:style-name="P13">S-Rotate: RWR volume up/down</text:p>
        </text:list-item>
      </text:list>
      <text:p text:style-name="P1">E2 dial -- <text:span text:style-name="T1">NVGs</text:span></text:p>
      <text:list text:style-name="L14">
        <text:list-item>
          <text:p text:style-name="P14">P: Toggle NVGs on/off</text:p>
        </text:list-item>
        <text:list-item>
          <text:p text:style-name="P14"><text:span text:style-name="T6">L/R</text:span>: NVG gain up/down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03T21:48:32.206000000</dc:date>
    <meta:editing-duration>PT2H50M39S</meta:editing-duration>
    <meta:editing-cycles>2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166" meta:character-count="703" meta:non-whitespace-character-count="589"/>
  </office:meta>
</office:document-meta>
</file>